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6" table:style-name="ta1">
        <table:shapes>
          <draw:frame draw:z-index="0" draw:style-name="gr1" draw:text-style-name="P1" svg:width="159.99mm" svg:height="89.99mm" svg:x="123.01mm" svg:y="1mm">
            <loext:p draw:notify-on-update-of-ranges="test266.C1:test266.C1 test266.C2:test266.C102 test266.D1:test266.D1 test266.D2:test266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25</text:p>
          </table:table-cell>
          <table:table-cell office:value-type="float" office:value="0.004984" calcext:value-type="float">
            <text:p>0.00498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862" calcext:value-type="float">
            <text:p>286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26</text:p>
          </table:table-cell>
          <table:table-cell office:value-type="float" office:value="0.001552" calcext:value-type="float">
            <text:p>0.00155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202" calcext:value-type="float">
            <text:p>32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27</text:p>
          </table:table-cell>
          <table:table-cell office:value-type="float" office:value="0.002394" calcext:value-type="float">
            <text:p>0.00239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767" calcext:value-type="float">
            <text:p>27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28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871" calcext:value-type="float">
            <text:p>28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29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0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1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2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423" calcext:value-type="float">
            <text:p>342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3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4</text:p>
          </table:table-cell>
          <table:table-cell office:value-type="float" office:value="0.002911" calcext:value-type="float">
            <text:p>0.00291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499" calcext:value-type="float">
            <text:p>34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6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93" calcext:value-type="float">
            <text:p>329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7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8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39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0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1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2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3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5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69" calcext:value-type="float">
            <text:p>31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6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2994" calcext:value-type="float">
            <text:p>29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7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8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49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0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439" calcext:value-type="float">
            <text:p>34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1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2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3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89" calcext:value-type="float">
            <text:p>278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4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5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6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7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8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2:59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0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1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378" calcext:value-type="float">
            <text:p>337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2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3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903" calcext:value-type="float">
            <text:p>29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4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832" calcext:value-type="float">
            <text:p>283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6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7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8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09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0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1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2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3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4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5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953" calcext:value-type="float">
            <text:p>29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6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7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527" calcext:value-type="float">
            <text:p>35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8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19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0</text:p>
          </table:table-cell>
          <table:table-cell office:value-type="float" office:value="0.001433" calcext:value-type="float">
            <text:p>0.00143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1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2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3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438" calcext:value-type="float">
            <text:p>34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5</text:p>
          </table:table-cell>
          <table:table-cell office:value-type="float" office:value="0.002553" calcext:value-type="float">
            <text:p>0.00255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6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7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8</text:p>
          </table:table-cell>
          <table:table-cell office:value-type="float" office:value="0.001971" calcext:value-type="float">
            <text:p>0.00197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29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0</text:p>
          </table:table-cell>
          <table:table-cell office:value-type="float" office:value="0.002138" calcext:value-type="float">
            <text:p>0.00213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1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2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81" calcext:value-type="float">
            <text:p>27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3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28" calcext:value-type="float">
            <text:p>312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4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5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6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7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8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16" calcext:value-type="float">
            <text:p>33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39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305" calcext:value-type="float">
            <text:p>33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0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1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571" calcext:value-type="float">
            <text:p>35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2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4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5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6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7</text:p>
          </table:table-cell>
          <table:table-cell office:value-type="float" office:value="0.001538" calcext:value-type="float">
            <text:p>0.00153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8</text:p>
          </table:table-cell>
          <table:table-cell office:value-type="float" office:value="0.007446" calcext:value-type="float">
            <text:p>0.00744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49</text:p>
          </table:table-cell>
          <table:table-cell office:value-type="float" office:value="0.013268" calcext:value-type="float">
            <text:p>0.01326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0</text:p>
          </table:table-cell>
          <table:table-cell office:value-type="float" office:value="0.034844" calcext:value-type="float">
            <text:p>0.03484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1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2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3</text:p>
          </table:table-cell>
          <table:table-cell office:value-type="float" office:value="0.011972" calcext:value-type="float">
            <text:p>0.01197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4</text:p>
          </table:table-cell>
          <table:table-cell office:value-type="float" office:value="0.022325" calcext:value-type="float">
            <text:p>0.02232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5</text:p>
          </table:table-cell>
          <table:table-cell office:value-type="float" office:value="0.020145" calcext:value-type="float">
            <text:p>0.02014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6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7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8</text:p>
          </table:table-cell>
          <table:table-cell office:value-type="float" office:value="0.031066" calcext:value-type="float">
            <text:p>0.03106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3:59</text:p>
          </table:table-cell>
          <table:table-cell office:value-type="float" office:value="0.014468" calcext:value-type="float">
            <text:p>0.01446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187" calcext:value-type="float">
            <text:p>318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4:00</text:p>
          </table:table-cell>
          <table:table-cell office:value-type="float" office:value="0.013753" calcext:value-type="float">
            <text:p>0.01375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4:01</text:p>
          </table:table-cell>
          <table:table-cell office:value-type="float" office:value="0.031873" calcext:value-type="float">
            <text:p>0.03187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4:02</text:p>
          </table:table-cell>
          <table:table-cell office:value-type="float" office:value="0.037699" calcext:value-type="float">
            <text:p>0.03769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4:03</text:p>
          </table:table-cell>
          <table:table-cell office:value-type="float" office:value="0.013731" calcext:value-type="float">
            <text:p>0.01373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4:04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7:14:0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2:29:10.522109446</dc:date>
    <meta:editing-duration>PT28S</meta:editing-duration>
    <meta:editing-cycles>1</meta:editing-cycles>
    <meta:document-statistic meta:table-count="1" meta:cell-count="714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6.C1:test266.D102" chart:data-source-has-labels="row" svg:x="0.32cm" svg:y="0.18cm" svg:width="13.361cm" svg:height="8.64cm">
          <chartooo:coordinate-region svg:x="1.418cm" svg:y="0.301cm" svg:width="12.202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6.C2:test266.C102" chart:label-cell-address="test266.C1:test266.C1" chart:class="chart:bar">
            <chart:data-point chart:repeated="101"/>
          </chart:series>
          <chart:series chart:style-name="ch8" chart:values-cell-range-address="test266.D2:test266.D102" chart:label-cell-address="test266.D1:test266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6.C1:test266.C1</svg:desc>
                </draw:g>
              </table:table-cell>
              <table:table-cell office:value-type="string">
                <text:p>xfertime</text:p>
                <draw:g>
                  <svg:desc>test266.D1:test26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84">
                <text:p>0.004984</text:p>
                <draw:g>
                  <svg:desc>test266.C2:test266.C102</svg:desc>
                </draw:g>
              </table:table-cell>
              <table:table-cell office:value-type="float" office:value="0.000129">
                <text:p>0.000129</text:p>
                <draw:g>
                  <svg:desc>test266.D2:test266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52">
                <text:p>0.00155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94">
                <text:p>0.002394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03">
                <text:p>0.00140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41">
                <text:p>0.00184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76">
                <text:p>0.00147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32">
                <text:p>0.00283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11">
                <text:p>0.0013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85">
                <text:p>0.00148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911">
                <text:p>0.00291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32">
                <text:p>0.001232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618">
                <text:p>0.00161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46">
                <text:p>0.0014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71">
                <text:p>0.00287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35">
                <text:p>0.0013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58">
                <text:p>0.00165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138">
                <text:p>0.00213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28">
                <text:p>0.0012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65">
                <text:p>0.001565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62">
                <text:p>0.00162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592">
                <text:p>0.00159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432">
                <text:p>0.002432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739">
                <text:p>0.00173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56">
                <text:p>0.00135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72">
                <text:p>0.001572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49">
                <text:p>0.00134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3">
                <text:p>0.00141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36">
                <text:p>0.0013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495">
                <text:p>0.00149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22">
                <text:p>0.00172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575">
                <text:p>0.00157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012">
                <text:p>0.003012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43">
                <text:p>0.00114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387">
                <text:p>0.00138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62">
                <text:p>0.0016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554">
                <text:p>0.00155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774">
                <text:p>0.00177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26">
                <text:p>0.004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446">
                <text:p>0.00144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607">
                <text:p>0.001607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523">
                <text:p>0.00152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523">
                <text:p>0.001523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071">
                <text:p>0.00207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498">
                <text:p>0.00149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08">
                <text:p>0.00130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1">
                <text:p>0.00141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613">
                <text:p>0.002613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183">
                <text:p>0.00218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461">
                <text:p>0.001461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715">
                <text:p>0.00171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387">
                <text:p>0.00138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433">
                <text:p>0.00143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454">
                <text:p>0.00145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422">
                <text:p>0.00142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557">
                <text:p>0.00155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49">
                <text:p>0.0014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553">
                <text:p>0.00255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13">
                <text:p>0.00141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475">
                <text:p>0.00147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971">
                <text:p>0.00197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006">
                <text:p>0.002006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138">
                <text:p>0.00213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01">
                <text:p>0.00140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12">
                <text:p>0.00141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536">
                <text:p>0.00153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384">
                <text:p>0.002384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603">
                <text:p>0.00160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302">
                <text:p>0.00230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403">
                <text:p>0.00340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918">
                <text:p>0.00191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52">
                <text:p>0.00152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026">
                <text:p>0.00202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651">
                <text:p>0.00165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444">
                <text:p>0.00144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51">
                <text:p>0.0015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506">
                <text:p>0.001506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76">
                <text:p>0.0017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46">
                <text:p>0.0014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538">
                <text:p>0.00153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7446">
                <text:p>0.00744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268">
                <text:p>0.01326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844">
                <text:p>0.03484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2321">
                <text:p>0.022321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046">
                <text:p>0.01504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1972">
                <text:p>0.01197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2325">
                <text:p>0.02232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145">
                <text:p>0.02014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307">
                <text:p>0.02630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56">
                <text:p>0.0295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1066">
                <text:p>0.03106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468">
                <text:p>0.014468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753">
                <text:p>0.01375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1873">
                <text:p>0.03187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7699">
                <text:p>0.03769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3731">
                <text:p>0.01373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78">
                <text:p>0.0167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